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2.592cm" table:align="left"/>
    </style:style>
    <style:style style:name="Tabelle2.A" style:family="table-column">
      <style:table-column-properties style:column-width="1cm"/>
    </style:style>
    <style:style style:name="Tabelle2.B" style:family="table-column">
      <style:table-column-properties style:column-width="4.001cm"/>
    </style:style>
    <style:style style:name="Tabelle2.C" style:family="table-column">
      <style:table-column-properties style:column-width="0.923cm"/>
    </style:style>
    <style:style style:name="Tabelle2.D" style:family="table-column">
      <style:table-column-properties style:column-width="0.975cm"/>
    </style:style>
    <style:style style:name="Tabelle2.E" style:family="table-column">
      <style:table-column-properties style:column-width="0.949cm"/>
    </style:style>
    <style:style style:name="Tabelle2.A1" style:family="table-cell">
      <style:table-cell-properties fo:padding="0.097cm" fo:border-left="0.05pt solid #000000" fo:border-right="none" fo:border-top="0.05pt solid #000000" fo:border-bottom="none"/>
    </style:style>
    <style:style style:name="Tabelle2.C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e2.J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2.E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2.J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3" style:family="table-row">
      <style:table-row-properties style:min-row-height="0.73cm"/>
    </style:style>
    <style:style style:name="Tabelle2.A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le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3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3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J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e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2.E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2.J4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officeooo:paragraph-rsid="00174006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174006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b8c32" officeooo:paragraph-rsid="001b8c32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74006" officeooo:paragraph-rsid="001b8c32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paragraph-rsid="00174006" style:font-size-asian="10pt" style:font-weight-asian="bold" style:font-size-complex="10pt" style:font-weight-complex="bold"/>
    </style:style>
    <style:style style:name="P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10pt" fo:font-weight="bold" officeooo:paragraph-rsid="00174006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10pt" fo:font-weight="bold" officeooo:paragraph-rsid="001b8c32" fo:background-color="transparent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line-height="150%"/>
      <style:text-properties fo:color="#000000" fo:font-size="10pt" fo:font-weight="normal" officeooo:paragraph-rsid="0017da0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line-height="150%"/>
      <style:text-properties fo:color="#000000" fo:font-size="12pt" fo:font-weight="normal" officeooo:paragraph-rsid="0017da0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00%"/>
      <style:text-properties fo:font-size="8pt" officeooo:paragraph-rsid="00174006" style:font-size-asian="8pt" style:font-size-complex="8pt"/>
    </style:style>
    <style:style style:name="P11" style:family="paragraph" style:parent-style-name="Standard">
      <style:paragraph-properties fo:line-height="150%"/>
      <style:text-properties fo:font-size="8pt" style:font-size-asian="8pt" style:font-size-complex="8pt"/>
    </style:style>
    <style:style style:name="P12" style:family="paragraph" style:parent-style-name="Standard">
      <style:text-properties style:font-name="Times New Roman" fo:font-size="10pt" officeooo:rsid="001f168b" officeooo:paragraph-rsid="001f168b" style:font-size-asian="10pt" style:font-size-complex="10pt"/>
    </style:style>
    <style:style style:name="P13" style:family="paragraph" style:parent-style-name="Standard">
      <style:text-properties style:font-name="Times New Roman" fo:font-size="10pt" officeooo:rsid="00174006" officeooo:paragraph-rsid="00174006" style:font-size-asian="10pt" style:font-size-complex="10pt"/>
    </style:style>
    <style:style style:name="P14" style:family="paragraph" style:parent-style-name="Standard">
      <style:text-properties fo:color="#ff0000" style:font-name="Times New Roman" fo:font-size="10pt" officeooo:rsid="0017da0d" officeooo:paragraph-rsid="0017da0d" style:font-size-asian="10pt" style:font-size-complex="10pt"/>
    </style:style>
    <style:style style:name="T1" style:family="text">
      <style:text-properties officeooo:rsid="00174006"/>
    </style:style>
    <style:style style:name="T2" style:family="text">
      <style:text-properties officeooo:rsid="001b8c32"/>
    </style:style>
    <style:style style:name="T3" style:family="text">
      <style:text-properties fo:color="#ce181e" officeooo:rsid="001b8c32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number-style style:name="N0">
      <number:number number:min-integer-digits="1"/>
    </number:number-style>
    <number:date-style style:name="N10107" number:language="de" number:country="DE" number:title="Benutzerdefiniert">
      <number:year number:style="long"/>
    </number:date-style>
    <number:date-style style:name="N10108" number:language="de" number:country="DE" number:title="Benutzerdefiniert"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FACH KLASSE BUCHSTABE</text:span><text:span text:style-name="T2"> </text:span>(<text:author-initials text:fixed="false">KÜRZEL</text:author-initials>), <text:span text:style-name="T1">Schuljahr </text:span><text:span text:style-name="T1"><text:date style:data-style-name="N10107" text:date-value="2018-01-27T15:33:06.839000112">2018</text:date></text:span><text:span text:style-name="T1">/</text:span><text:span text:style-name="T1"><text:date style:data-style-name="N10108" text:date-value="2018-01-27T15:33:06.839000112" text:date-adjust="PT4800H00M00S">18</text:date></text:span><text:span text:style-name="T1">, 1. und 2. Halbjahr</text:span></text:p>
      <text:p text:style-name="P8"/>
      <text:section text:style-name="Sect1" text:name="Bereich1"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column table:style-name="Tabelle2.E" table:number-columns-repeated="6"/>
          <table:table-header-rows>
            <table:table-row>
              <table:table-cell table:style-name="Tabelle2.A1" office:value-type="string">
                <text:p text:style-name="P1"/>
              </table:table-cell>
              <table:table-cell table:style-name="Tabelle2.A1" office:value-type="string">
                <text:p text:style-name="P2"/>
              </table:table-cell>
              <table:table-cell table:style-name="Tabelle2.C1" table:number-columns-spanned="3" office:value-type="string">
                <text:p text:style-name="P3">1. Halbjahr</text:p>
              </table:table-cell>
              <table:covered-table-cell/>
              <table:covered-table-cell/>
              <table:table-cell table:style-name="Tabelle2.C1" office:value-type="string">
                <text:p text:style-name="P5"/>
              </table:table-cell>
              <table:table-cell table:style-name="Tabelle2.C1" table:number-columns-spanned="3" office:value-type="string">
                <text:p text:style-name="P3">2. Halbjahr</text:p>
              </table:table-cell>
              <table:covered-table-cell/>
              <table:covered-table-cell/>
              <table:table-cell table:style-name="Tabelle2.J1" office:value-type="string">
                <text:p text:style-name="P6"/>
              </table:table-cell>
            </table:table-row>
            <table:table-row>
              <table:table-cell table:style-name="Tabelle2.A2" office:value-type="string">
                <text:p text:style-name="P1">ID</text:p>
              </table:table-cell>
              <table:table-cell table:style-name="Tabelle2.B2" office:value-type="string">
                <text:p text:style-name="P2">Name, Vorname</text:p>
              </table:table-cell>
              <table:table-cell table:style-name="Tabelle2.C2" office:value-type="string">
                <text:p text:style-name="P1">M1</text:p>
              </table:table-cell>
              <table:table-cell table:style-name="Tabelle2.C2" office:value-type="string">
                <text:p text:style-name="P1">M<text:span text:style-name="T2">2</text:span></text:p>
              </table:table-cell>
              <table:table-cell table:style-name="Tabelle2.E2" office:value-type="string">
                <text:p text:style-name="P7">Z</text:p>
              </table:table-cell>
              <table:table-cell table:style-name="Tabelle2.C2" office:value-type="string">
                <text:p text:style-name="P5"/>
              </table:table-cell>
              <table:table-cell table:style-name="Tabelle2.C2" office:value-type="string">
                <text:p text:style-name="P1">M1</text:p>
              </table:table-cell>
              <table:table-cell table:style-name="Tabelle2.C2" office:value-type="string">
                <text:p text:style-name="P1">M<text:span text:style-name="T2">2</text:span></text:p>
              </table:table-cell>
              <table:table-cell table:style-name="Tabelle2.E2" office:value-type="string">
                <text:p text:style-name="P7">Z</text:p>
              </table:table-cell>
              <table:table-cell table:style-name="Tabelle2.J2" office:value-type="string">
                <text:p text:style-name="P6"/>
              </table:table-cell>
            </table:table-row>
          </table:table-header-rows>
          <table:table-row table:style-name="Tabelle2.3">
            <table:table-cell table:style-name="Tabelle2.A3" office:value-type="float" office:value="1">
              <text:p text:style-name="P1">1</text:p>
            </table:table-cell>
            <table:table-cell table:style-name="Tabelle2.B29" office:value-type="string">
              <text:p text:style-name="P14">Schülername 1</text:p>
            </table:table-cell>
            <table:table-cell table:style-name="Tabelle2.C3" office:value-type="string">
              <text:p text:style-name="P1"/>
            </table:table-cell>
            <table:table-cell table:style-name="Tabelle2.C3" office:value-type="string">
              <text:p text:style-name="P1"/>
            </table:table-cell>
            <table:table-cell table:style-name="Tabelle2.E3" office:value-type="string">
              <text:p text:style-name="P1"/>
            </table:table-cell>
            <table:table-cell table:style-name="Tabelle2.C3" office:value-type="string">
              <text:p text:style-name="P1"/>
            </table:table-cell>
            <table:table-cell table:style-name="Tabelle2.C3" office:value-type="string">
              <text:p text:style-name="P1"/>
            </table:table-cell>
            <table:table-cell table:style-name="Tabelle2.C3" office:value-type="string">
              <text:p text:style-name="P1"/>
            </table:table-cell>
            <table:table-cell table:style-name="Tabelle2.E3" office:value-type="string">
              <text:p text:style-name="P1"/>
            </table:table-cell>
            <table:table-cell table:style-name="Tabelle2.J3" office:value-type="string">
              <text:p text:style-name="P1"/>
            </table:table-cell>
          </table:table-row>
          <table:table-row table:style-name="Tabelle2.3">
            <table:table-cell table:style-name="Tabelle2.A3" table:formula="ooow:&lt;A3&gt;+1" office:value-type="float" office:value="2">
              <text:p text:style-name="P1">2</text:p>
            </table:table-cell>
            <table:table-cell table:style-name="Tabelle2.B29" office:value-type="string">
              <text:p text:style-name="P14">Schülername 2</text:p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3">
              <text:p text:style-name="P1">3</text:p>
            </table:table-cell>
            <table:table-cell table:style-name="Tabelle2.B29" office:value-type="string">
              <text:p text:style-name="P14">Schülername 3</text:p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4">
              <text:p text:style-name="P1">4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5">
              <text:p text:style-name="P1">5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6">
              <text:p text:style-name="P1">6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7">
              <text:p text:style-name="P1">7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8">
              <text:p text:style-name="P1">8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9">
              <text:p text:style-name="P1">9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10">
              <text:p text:style-name="P1">10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11">
              <text:p text:style-name="P1">11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12">
              <text:p text:style-name="P1">12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13">
              <text:p text:style-name="P1">13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14">
              <text:p text:style-name="P1">14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15">
              <text:p text:style-name="P1">15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16">
              <text:p text:style-name="P1">16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17">
              <text:p text:style-name="P1">17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18">
              <text:p text:style-name="P1">18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19">
              <text:p text:style-name="P1">19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20">
              <text:p text:style-name="P1">20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21">
              <text:p text:style-name="P1">21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22">
              <text:p text:style-name="P1">22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23">
              <text:p text:style-name="P1">23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24">
              <text:p text:style-name="P1">24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25">
              <text:p text:style-name="P1">25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26">
              <text:p text:style-name="P1">26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27">
              <text:p text:style-name="P1">27</text:p>
            </table:table-cell>
            <table:table-cell table:style-name="Tabelle2.B29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28">
              <text:p text:style-name="P1">28</text:p>
            </table:table-cell>
            <table:table-cell table:style-name="Tabelle2.B31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29">
              <text:p text:style-name="P4">29</text:p>
            </table:table-cell>
            <table:table-cell table:style-name="Tabelle2.B31" office:value-type="string">
              <text:p text:style-name="P12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  <table:table-row table:style-name="Tabelle2.3">
            <table:table-cell table:style-name="Tabelle2.A3" office:value-type="float" office:value="30">
              <text:p text:style-name="P3">30</text:p>
            </table:table-cell>
            <table:table-cell table:style-name="Tabelle2.B32" office:value-type="string">
              <text:p text:style-name="P13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C4" office:value-type="string">
              <text:p text:style-name="P1"/>
            </table:table-cell>
            <table:table-cell table:style-name="Tabelle2.E4" office:value-type="string">
              <text:p text:style-name="P1"/>
            </table:table-cell>
            <table:table-cell table:style-name="Tabelle2.J4" office:value-type="string">
              <text:p text:style-name="P1"/>
            </table:table-cell>
          </table:table-row>
        </table:table>
        <text:p text:style-name="P10">M1 und M2 = Note für die Sonstige Mitarbeit im <text:span text:style-name="T2">1. und 2. </text:span>Quartal des <text:span text:style-name="T2">jeweiligen </text:span>Halbjahres, Z = Zeugnisnote im <text:span text:style-name="T2">jeweiligen </text:span>Halbjahr.</text:p>
      </text:section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2T17:34:24.83</meta:creation-date>
    <meta:editing-duration>PT23M51S</meta:editing-duration>
    <meta:editing-cycles>11</meta:editing-cycles>
    <meta:generator>LibreOffice/5.4.3.2$Windows_X86_64 LibreOffice_project/92a7159f7e4af62137622921e809f8546db437e5</meta:generator>
    <meta:initial-creator>Michael Reschke</meta:initial-creator>
    <dc:date>2018-01-27T15:31:23.978000000</dc:date>
    <dc:creator>Michael Reschke</dc:creator>
    <meta:printed-by>Michael Reschke</meta:printed-by>
    <meta:print-date>2015-10-16T21:20:14.586000000</meta:print-date>
    <meta:document-statistic meta:table-count="1" meta:image-count="0" meta:object-count="0" meta:page-count="1" meta:paragraph-count="45" meta:word-count="82" meta:character-count="337" meta:non-whitespace-character-count="300"/>
  </office:meta>
</office:document-meta>
</file>